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6">
      <style:paragraph-properties fo:margin-left="0cm" fo:margin-right="0cm" fo:text-indent="0cm" style:auto-text-indent="false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7">
      <style:paragraph-properties fo:margin-left="0cm" fo:margin-right="0cm" fo:text-indent="0cm" style:auto-text-indent="false"/>
    </style:style>
    <style:style style:name="P2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23" style:family="paragraph" style:parent-style-name="Text_20_body" style:list-style-name="L8">
      <style:paragraph-properties fo:margin-left="0cm" fo:margin-right="0cm" fo:text-indent="0cm" style:auto-text-indent="false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5" style:family="paragraph" style:parent-style-name="Text_20_body" style:list-style-name="L9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h text:style-name="Heading_20_2" text:outline-level="2">📁 <text:span text:style-name="Strong_20_Emphasis">3.2 - Buscar y Extraer Datos de Archivos</text:span></text:h>
        <text:h text:style-name="P5" text:outline-level="3">Introducción</text:h>
        <text:p text:style-name="P13">Linux ofrece herramientas poderosas para buscar texto dentro de archivos o extraer información específica mediante expresiones regulares o filtros. Estas herramientas son esenciales para el procesamiento de logs, análisis de datos y automatización.</text:p>
        <text:h text:style-name="P5" text:outline-level="3">Conceptos Clave</text:h>
        <text:list text:style-name="L6">
          <text:list-item>
            <text:p text:style-name="P18"><text:span text:style-name="Source_20_Text">grep</text:span><text:span text:style-name="Strong_20_Emphasis"> </text:span>: Herramienta principal para búsqueda de patrones en archivos.</text:p>
          </text:list-item>
          <text:list-item>
            <text:p text:style-name="P18"><text:span text:style-name="Source_20_Text">egrep</text:span><text:span text:style-name="Strong_20_Emphasis"> / </text:span><text:span text:style-name="Source_20_Text">fgrep</text:span><text:span text:style-name="Strong_20_Emphasis"> </text:span>: Variantes extendidas o fijas de <text:span text:style-name="Source_20_Text">grep</text:span>.</text:p>
          </text:list-item>
          <text:list-item>
            <text:p text:style-name="P18"><text:span text:style-name="Source_20_Text">awk</text:span><text:span text:style-name="Strong_20_Emphasis"> </text:span>: Lenguaje de procesamiento de texto estructurado.</text:p>
          </text:list-item>
          <text:list-item>
            <text:p text:style-name="P18"><text:span text:style-name="Source_20_Text">sed</text:span><text:span text:style-name="Strong_20_Emphasis"> </text:span>: Editor de flujo para transformaciones de texto.</text:p>
          </text:list-item>
          <text:list-item>
            <text:p text:style-name="P19"><text:span text:style-name="Strong_20_Emphasis">Expresiones Regulares </text:span>: Sintaxis especializada para coincidir patrones complejos.</text:p>
          </text:list-item>
        </text:list>
        <text:h text:style-name="P5" text:outline-level="3">Ejemplos Básicos</text:h>
        <text:p text:style-name="P14"/>
        <text:section text:style-name="Sect1" text:name="code-textarea-68ca3c21-0b8d-454b-8e3b-0dfc933c8822-25">
          <text:p text:style-name="P14"># Buscar "error" en todos los archivos .log</text:p>
          <text:p text:style-name="P14">grep "error" *.log</text:p>
          <text:p text:style-name="P14"/>
          <text:p text:style-name="P14"># Mostrar líneas que NO contienen "success"</text:p>
          <text:p text:style-name="P14">grep -v "success" file.txt</text:p>
          <text:p text:style-name="P14"/>
          <text:p text:style-name="P14"># Contar cuántas veces aparece "404" en access.log</text:p>
          <text:p text:style-name="P14">grep -c "404" access.log</text:p>
          <text:p text:style-name="P14"/>
          <text:p text:style-name="P14"># Usar awk para imprimir columnas específicas</text:p>
          <text:p text:style-name="P14">awk '{print $1, $3}' data.csv</text:p>
          <text:p text:style-name="P14"/>
          <text:p text:style-name="P14"># Reemplazar texto con sed</text:p>
          <text:p text:style-name="P14">sed 's/old-text/new-text/' input.txt &gt; output.txt</text:p>
        </text:section>
        <text:section text:style-name="Sect1" text:name="plt-canvas-68ca3c21-0b8d-454b-8e3b-0dfc933c8822-25">
          <text:p text:style-name="P14"/>
        </text:section>
        <text:h text:style-name="P5" text:outline-level="3">Recursos Adicionales</text:h>
        <text:list text:style-name="L7">
          <text:list-item>
            <text:p text:style-name="P20"><text:a xlink:type="simple" xlink:href="https://www.gnu.org/software/grep/manual/" office:target-frame-name="_blank" xlink:show="new" text:style-name="Internet_20_link" text:visited-style-name="Visited_20_Internet_20_Link">Grep Manual</text:a></text:p>
          </text:list-item>
          <text:list-item>
            <text:p text:style-name="P20"><text:a xlink:type="simple" xlink:href="https://en.wikipedia.org/wiki/Grep" office:target-frame-name="_blank" xlink:show="new" text:style-name="Internet_20_link" text:visited-style-name="Visited_20_Internet_20_Link">Wikipedia - Grep</text:a></text:p>
          </text:list-item>
          <text:list-item>
            <text:p text:style-name="P20"><text:a xlink:type="simple" xlink:href="https://en.wikipedia.org/wiki/AWK?spm=a2ty_o01.29997173.0.0.2665c921qF8QZ5" office:target-frame-name="_blank" xlink:show="new" text:style-name="Internet_20_link" text:visited-style-name="Visited_20_Internet_20_Link">Wikipedia - AWK</text:a></text:p>
          </text:list-item>
          <text:list-item>
            <text:p text:style-name="P20"><text:a xlink:type="simple" xlink:href="https://en.wikipedia.org/wiki/Sed" office:target-frame-name="_blank" xlink:show="new" text:style-name="Internet_20_link" text:visited-style-name="Visited_20_Internet_20_Link">Wikipedia - Sed</text:a></text:p>
          </text:list-item>
          <text:list-item>
            <text:p text:style-name="P21"><text:a xlink:type="simple" xlink:href="https://regexr.com/" office:target-frame-name="_blank" xlink:show="new" text:style-name="Internet_20_link" text:visited-style-name="Visited_20_Internet_20_Link">Regexr.com </text:a>– Práctica online de expresiones regulares</text:p>
          </text:list-item>
        </text:list>
        <text:p text:style-name="Text_20_body"/>
      </text:section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33:55.867501548</dc:date>
    <meta:editing-duration>PT1H50M33S</meta:editing-duration>
    <meta:editing-cycles>12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29" meta:word-count="192" meta:character-count="1214" meta:non-whitespace-character-count="1059"/>
  </office:meta>
</office:document-meta>
</file>